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8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uetooth Module Build Procedure</text:p>
      <text:p text:style-name="P1"/>
      <text:p text:style-name="P1">Wireless wl1271 bluetooth requires following requirements need to build </text:p>
      <text:p text:style-name="Standard"/>
      <text:p text:style-name="Standard">Expat-2.0.1 </text:p>
      <text:p text:style-name="Standard">Dbus-1.4.1 </text:p>
      <text:p text:style-name="Standard">Libiconv-1.13.1 </text:p>
      <text:p text:style-name="Standard">Zlib-1.2.6 </text:p>
      <text:p text:style-name="Standard">Gettext-0.18 </text:p>
      <text:p text:style-name="Standard">Glib-2.24.1 </text:p>
      <text:p text:style-name="Standard">Dbus-Glib-0.84 </text:p>
      <text:p text:style-name="Standard">Check-0.9.6 </text:p>
      <text:p text:style-name="Standard">Bluez-4.98 </text:p>
      <text:p text:style-name="Standard">Bluez-hcidump-2.5 </text:p>
      <text:p text:style-name="Standard">Ncurses-5.9 </text:p>
      <text:p text:style-name="Standard">Readline-5.0 </text:p>
      <text:p text:style-name="Standard">Alsa-lib-1.0.24.1 </text:p>
      <text:p text:style-name="Standard">Openobex-1.5 </text:p>
      <text:p text:style-name="Standard">Libical-0.44 </text:p>
      <text:p text:style-name="Standard">Obexd-0.34 </text:p>
      <text:p text:style-name="Standard">BT-Obex </text:p>
      <text:p text:style-name="Standard">Obexftp-0.23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Following Commands required to build above Bluetooth modules </text:p>
      <text:p text:style-name="Standard"/>
      <text:p text:style-name="P1">Procedure to build Bluetooth modules as follows: </text:p>
      <text:p text:style-name="Standard"/>
      <text:p text:style-name="Standard">export PATH="/opt/freescale/usr/local/gcc-4.6.2-glibc-2.13-linaro-multilib-2011.12/fsl-linaro-toolchain/bin:$PATH" </text:p>
      <text:p text:style-name="Standard">export CROSS_COMPILE="arm-none-linux-gnueabi-" </text:p>
      <text:p text:style-name="Standard">(copy the IMX6 rootfs to the directory where will export ROOTFS) </text:p>
      <text:p text:style-name="Standard">make directory of name in Rootfs </text:p>
      <text:p text:style-name="Standard">export ROOTFS="/&lt;example:/Project/Rootfs&gt;" </text:p>
      <text:p text:style-name="Standard">export MY_PREFIX="/usr/arm-linux-gnueabi" </text:p>
      <text:p text:style-name="Standard">export MY_SYSCONFDIR="/etc" </text:p>
      <text:p text:style-name="Standard">export MY_LOCALSTATEDIR="/var" </text:p>
      <text:p text:style-name="Standard">export CC="${CROSS_COMPILE}gcc" </text:p>
      <text:p text:style-name="Standard">export CXX="${CROSS_COMPILE}g++" </text:p>
      <text:p text:style-name="Standard">export AR="${CROSS_COMPILE}ar" </text:p>
      <text:p text:style-name="Standard">export RANLIB="${CROSS_COMPILE}ranlib" </text:p>
      <text:p text:style-name="Standard">export CFLAGS="-I${ROOTFS}${MY_PREFIX}/include" </text:p>
      <text:p text:style-name="Standard">export CPPFLAGS="${CFLAGS}" </text:p>
      <text:p text:style-name="Standard">export LDFLAGS="-L${ROOTFS}${MY_PREFIX}/lib" </text:p>
      <text:p text:style-name="Standard">export PKG_CONFIG_SYSROOT_DIR=${ROOTFS} </text:p>
      <text:p text:style-name="Standard">export PKG_CONFIG_PATH="${ROOTFS}${MY_PREFIX}/lib/pkgconfig" </text:p>
      <text:p text:style-name="Standard">export PKG_CONFIG_LIBDIR="" </text:p>
      <text:p text:style-name="Standard">export PKG_CONFIG_ALLOW_SYSTEM_CFLAGS="" </text:p>
      <text:p text:style-name="Standard">export PKG_CONFIG_ALLOW_SYSTEM_LIBS="" </text:p>
      <text:p text:style-name="Standard"/>
      <text:p text:style-name="Standard"><text:soft-page-break/></text:p>
      <text:p text:style-name="P1">Expat:------------------------------------------------------------------------------------------- </text:p>
      <text:p text:style-name="Standard"/>
      <text:p text:style-name="Standard">mkdir expat </text:p>
      <text:p text:style-name="Standard">cd expat </text:p>
      <text:p text:style-name="Standard">wget 'http://downloads.sourceforge.net/project/expat/expat/2.0.1/expat-2.0.1.tar.gz' </text:p>
      <text:p text:style-name="Standard">tar -xvzf expat-2.0.1.tar.gz </text:p>
      <text:p text:style-name="Standard">cd expat-2.0.1 </text:p>
      <text:p text:style-name="Standard">./configure --host=arm-none-linux-gnueabi --prefix=${MY_PREFIX} --sysconfdir=${MY_SYSCONFDIR} --localstatedir=${MY_LOCALSTATEDIR}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/* checkout the PATH (echo $PATH) everytime while open a terminal newly(terminal session out)*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DBus:-------------------------------------------------------------------------------------------- </text:p>
      <text:p text:style-name="Standard"/>
      <text:p text:style-name="Standard">mkdir dbus </text:p>
      <text:p text:style-name="Standard">cd dbus </text:p>
      <text:p text:style-name="Standard">wget 'http://dbus.freedesktop.org/releases/dbus/dbus-1.4.1.tar.gz' </text:p>
      <text:p text:style-name="Standard">tar -xvzf dbus-1.4.1.tar.gz </text:p>
      <text:p text:style-name="Standard">cd dbus-1.4.1 </text:p>
      <text:p text:style-name="Standard">echo "ac_cv_func_pipe2=no" &gt; arm-linux.cache </text:p>
      <text:p text:style-name="Standard">./configure --host=arm-none-linux-gnueabi --prefix=${MY_PREFIX} --sysconfdir=${MY_SYSCONFDIR} --localstatedir=${MY_LOCALSTATEDIR} --cache-file=arm-linux.cache --disable-inotify --without-x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echo "messagebus:x:102:105::${MY_LOCALSTATEDIR}/run/dbus:/bin/false" &gt;&gt; ${ROOTFS}${MY_SYSCONFDIR}/passwd </text:p>
      <text:p text:style-name="Standard">cd ../../ </text:p>
      <text:p text:style-name="Standard"/>
      <text:p text:style-name="Standard">************************************************************************************************** </text:p>
      <text:p text:style-name="Standard">D-Bus is a message bus system. It requires the expat library to successfully build otherwise the following error may result: </text:p>
      <text:p text:style-name="Standard"/>
      <text:p text:style-name="Standard">checking for XML_ParserCreate_MM in -lexpat... no </text:p>
      <text:p text:style-name="Standard">configure: error: Explicitly requested expat but expat not found </text:p>
      <text:p text:style-name="Standard">************************************************************************************************** </text:p>
      <text:p text:style-name="Standard">==============================================================================================================================================</text:p>
      <text:p text:style-name="Standard"/>
      <text:p text:style-name="Standard"/>
      <text:p text:style-name="Standard"/>
      <text:p text:style-name="Standard"><text:soft-page-break/></text:p>
      <text:p text:style-name="P1">LibiConv:----------------------------------------------------------------------------------------- </text:p>
      <text:p text:style-name="Standard"/>
      <text:p text:style-name="Standard">mkdir libiconv </text:p>
      <text:p text:style-name="Standard">cd libiconv </text:p>
      <text:p text:style-name="Standard">wget 'http://ftp.gnu.org/pub/gnu/libiconv/libiconv-1.13.1.tar.gz' </text:p>
      <text:p text:style-name="Standard">tar -xvzf libiconv-1.13.1.tar.gz </text:p>
      <text:p text:style-name="Standard">cd libiconv-1.13.1 </text:p>
      <text:p text:style-name="Standard">./configure --host=arm-none-linux-gnueabi --prefix=${MY_PREFIX} --sysconfdir=${MY_SYSCONFDIR} --localstatedir=${MY_LOCALSTATEDIR}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Standard"><text:span text:style-name="T1">Zlib:--------------------------------------------------------------------------------------------</text:span> </text:p>
      <text:p text:style-name="Standard"/>
      <text:p text:style-name="Standard">mkdir zlib </text:p>
      <text:p text:style-name="Standard">cd zlib </text:p>
      <text:p text:style-name="Standard">wget 'http://zlib.net/fossils/zlib-1.2.6.tar.gz' </text:p>
      <text:p text:style-name="Standard">tar -xvzf zlib-1.2.6.tar.gz </text:p>
      <text:p text:style-name="Standard">cd zlib-1.2.6 </text:p>
      <text:p text:style-name="Standard">./configure --prefix=${MY_PREFIX} --sysconfdir=${MY_SYSCONFDIR} --localstatedir=${MY_LOCALSTATEDIR} </text:p>
      <text:p text:style-name="Standard">make </text:p>
      <text:p text:style-name="Standard">make install DESTDIR=${ROOTFS}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gettext:----------------------------------------------------------------------------------------- </text:p>
      <text:p text:style-name="Standard"/>
      <text:p text:style-name="Standard">mkdir gettext </text:p>
      <text:p text:style-name="Standard">cd gettext </text:p>
      <text:p text:style-name="Standard">wget 'http://ftp.gnu.org/gnu/gettext/gettext-0.18.tar.gz' </text:p>
      <text:p text:style-name="Standard">tar -xvzf gettext-0.18.tar.gz </text:p>
      <text:p text:style-name="Standard">cd gettext-0.18 </text:p>
      <text:p text:style-name="Standard">echo "ac_cv_func_unsetenv=no" &gt; arm-linux.cache </text:p>
      <text:p text:style-name="Standard">./configure --host=arm-none-linux-gnueabi --prefix=${MY_PREFIX} --sysconfdir=${MY_SYSCONFDIR} --localstatedir=${MY_LOCALSTATEDIR} --cache-file=arm-linux.cache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/>
      <text:p text:style-name="Standard">/* Zlib is highly recommended dependency for gettext, Problem in Zlib leads an error in buliding getext*/ </text:p>
      <text:p text:style-name="Standard"><text:soft-page-break/><text:s/></text:p>
      <text:p text:style-name="Standard">==============================================================================================================================================</text:p>
      <text:p text:style-name="Standard"/>
      <text:p text:style-name="Standard"><text:span text:style-name="T1">Glib:--------------------------------------------------------------------------------------------</text:span> </text:p>
      <text:p text:style-name="Standard"/>
      <text:p text:style-name="Standard">mkdir glib </text:p>
      <text:p text:style-name="Standard">cd glib </text:p>
      <text:p text:style-name="Standard">wget 'http://ftp.gnome.org/pub/GNOME/sources/glib/2.24/glib-2.24.1.tar.bz2' </text:p>
      <text:p text:style-name="Standard">tar -xvjf glib-2.24.1.tar.bz2 </text:p>
      <text:p text:style-name="Standard">cd glib-2.24.1 </text:p>
      <text:p text:style-name="Standard">echo "glib_cv_stack_grows=no glib_cv_uscore=yes ac_cv_func_posix_getpwuid_r=yes ac_cv_func_posix_getgrgid_r=yes ac_cv_func_pipe2=no" &gt; arm-linux.cache </text:p>
      <text:p text:style-name="Standard">./configure --host=arm-none-linux-gnueabi --prefix=${MY_PREFIX} --sysconfdir=${MY_SYSCONFDIR} --localstatedir=${MY_LOCALSTATEDIR} --cache-file=arm-linux.cache --with-libiconv=gnu </text:p>
      <text:p text:style-name="Standard">sed -i 's/\(^Libs: .*\)/\1 -liconv/g' glib-2.0.pc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************************************************************************************************* </text:p>
      <text:p text:style-name="Standard">GLib requires the glib-genmarshal tool installed on your build system otherwise the following error is likey to result: </text:p>
      <text:p text:style-name="Standard"/>
      <text:p text:style-name="Standard">checking for glib-genmarshal... no </text:p>
      <text:p text:style-name="Standard">configure: error: Could not find a glib-genmarshal in your PATH </text:p>
      <text:p text:style-name="Standard"/>
      <text:p text:style-name="Standard">An easy way to resolve this is to install libglib2.0-dev: </text:p>
      <text:p text:style-name="Standard"/>
      <text:p text:style-name="Standard">sudo apt-get install libglib2.0-dev </text:p>
      <text:p text:style-name="Standard">*************************************************************************************************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DBUS-GLIB:---------------------------------------------------------------------------------------- </text:p>
      <text:p text:style-name="Standard"/>
      <text:p text:style-name="Standard">mkdir dbus-glib </text:p>
      <text:p text:style-name="Standard">cd dbus-glib </text:p>
      <text:p text:style-name="Standard">wget 'http://dbus.freedesktop.org/releases/dbus-glib/dbus-glib-0.84.tar.gz' </text:p>
      <text:p text:style-name="Standard">tar -xvzf dbus-glib-0.84.tar.gz </text:p>
      <text:p text:style-name="Standard">cd dbus-glib-0.84 </text:p>
      <text:p text:style-name="Standard">echo "ac_cv_have_abstract_sockets=yes" &gt; arm-linux.cache </text:p>
      <text:p text:style-name="Standard">./configure --host=arm-none-linux-gnueabi --prefix=${MY_PREFIX} --sysconfdir=${MY_SYSCONFDIR} --localstatedir=${MY_LOCALSTATEDIR} --cache-file=arm-linux.cache </text:p>
      <text:p text:style-name="Standard">sed -i 's/examples//g' dbus/Makefile </text:p>
      <text:p text:style-name="Standard">sed -i 's/tools test/test/g' Makefile </text:p>
      <text:p text:style-name="Standard">make </text:p>
      <text:p text:style-name="Standard"><text:soft-page-break/>make install DESTDIR=${ROOTFS} </text:p>
      <text:p text:style-name="Standard">rm `find ${ROOTFS}${MY_PREFIX}/lib/ -name '*.la'` &gt;&amp; /dev/null </text:p>
      <text:p text:style-name="Standard">cd ../../ </text:p>
      <text:p text:style-name="Standard"/>
      <text:p text:style-name="Standard"/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Standard"><text:span text:style-name="T1">Check:-------------------------------------------------------------------------------------------</text:span>- </text:p>
      <text:p text:style-name="Standard"/>
      <text:p text:style-name="Standard">mkdir check </text:p>
      <text:p text:style-name="Standard">cd check </text:p>
      <text:p text:style-name="Standard">wget 'http://downloads.sourceforge.net/check/check-0.9.6.tar.gz' </text:p>
      <text:p text:style-name="Standard">tar -xvzf check-0.9.6.tar.gz </text:p>
      <text:p text:style-name="Standard">cd check-0.9.6 </text:p>
      <text:p text:style-name="Standard">./configure --host=arm-none-linux-gnueabi --prefix=${MY_PREFIX} --sysconfdir=${MY_SYSCONFDIR} --localstatedir=${MY_LOCALSTATEDIR} </text:p>
      <text:p text:style-name="Standard">make </text:p>
      <text:p text:style-name="Standard">make install DESTDIR=${ROOTFS} </text:p>
      <text:p text:style-name="Standard">rm `find ${ROOTFS}${MY_PREFIX}/lib/ -name '*.la'` &gt;&amp; /dev/null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BlueZ 4.98:--------------------------------------------------------------------------------------- </text:p>
      <text:p text:style-name="Standard"/>
      <text:p text:style-name="Standard">mkdir bluez-4.98 </text:p>
      <text:p text:style-name="Standard">cd bluez-4.98 </text:p>
      <text:p text:style-name="Standard">git clone git://git.kernel.org/pub/scm/bluetooth/bluez.git </text:p>
      <text:p text:style-name="Standard">cd bluez/ </text:p>
      <text:p text:style-name="Standard">git checkout 7120efe67a1549cc275a38f4b089ee4ba049d008 </text:p>
      <text:p text:style-name="Standard">cd .. </text:p>
      <text:p text:style-name="Standard"/>
      <text:p text:style-name="Standard">Download the following patches (http://processors.wiki.ti.com/images/e/ed/BlueZ_patches.zip) and apply them to bluez-4.98 before compilation: </text:p>
      <text:p text:style-name="Standard"/>
      <text:p text:style-name="Standard">wget 'ftp://ftp.dk.netbsd.org/.m/mirrors1e/ftp.kernel.org/pub/linux/bluetooth/bluez-4.98.tar.gz' </text:p>
      <text:p text:style-name="Standard">tar -xvzf bluez-4.98.tar.gz </text:p>
      <text:p text:style-name="Standard">cd bluez-4.98 </text:p>
      <text:p text:style-name="Standard"/>
      <text:p text:style-name="Standard">Download the following patches (http://processors.wiki.ti.com/images/e/ed/BlueZ_patches.zip) and apply them to bluez-4.98 before compilation: </text:p>
      <text:p text:style-name="Standard">wget 'http://processors.wiki.ti.com/images/e/ed/BlueZ_patches.zip' </text:p>
      <text:p text:style-name="Standard">unzip BlueZ_patches.zip </text:p>
      <text:p text:style-name="Standard">patch -p1 &lt; 0001-socket-enable-for-bluez-4_98.patch </text:p>
      <text:p text:style-name="Standard">(apply 0002-bluez4-fix-synchronization-between-bluetoothd-and-dr.patch manually) <text:s text:c="2"/></text:p>
      <text:p text:style-name="Standard">patch -p1 &lt; 0002-bluez4-fix-synchronization-between-bluetoothd-and-dr.patch </text:p>
      <text:p text:style-name="Standard"/>
      <text:p text:style-name="Standard">For building the BlueZ 4.98, invoke the following: </text:p>
      <text:p text:style-name="Standard"/>
      <text:p text:style-name="Standard"><text:soft-page-break/>./configure --host=arm-none-linux-gnueabi --prefix=${MY_PREFIX} --sysconfdir=${MY_SYSCONFDIR} --localstatedir=${MY_LOCALSTATEDIR} --enable-tools --enable-dund --disable-alsa --enable-test --enable-audio --enable-serial --enable-service --enable-hidd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p audio/audio.conf tools/rfcomm.conf input/input.conf ${ROOTFS}${MY_SYSCONFDIR}/bluetooth/ </text:p>
      <text:p text:style-name="Standard">cp test/agent ${ROOTFS}${MY_PREFIX}/bin/agent </text:p>
      <text:p text:style-name="Standard">cd ../../ </text:p>
      <text:p text:style-name="Standard"/>
      <text:p text:style-name="Standard">/* if change in version of Glib then is neccesarry to check the relevent version of Bluez otherwise may cause error*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BlueZ-HCIDump:------------------------------------------------------------------------------------- </text:p>
      <text:p text:style-name="Standard"/>
      <text:p text:style-name="Standard">mkdir bluez-hcidump </text:p>
      <text:p text:style-name="Standard">cd bluez-hcidump </text:p>
      <text:p text:style-name="Standard">wget 'http://pkgs.fedoraproject.org/repo/pkgs/bluez-hcidump/bluez-hcidump-2.5.tar.gz/2eab54bbd2b59a2ed4274ebb9390cf18/bluez-hcidump-2.5.tar.gz' </text:p>
      <text:p text:style-name="Standard">tar -xvzf bluez-hcidump-2.5.tar.gz </text:p>
      <text:p text:style-name="Standard">cd bluez-hcidump-2.5 </text:p>
      <text:p text:style-name="Standard">./configure --host=arm-none-linux-gnueabi --prefix=${MY_PREFIX} --sysconfdir=${MY_SYSCONFDIR} --localstatedir=${MY_LOCALSTATEDIR} </text:p>
      <text:p text:style-name="Standard">make </text:p>
      <text:p text:style-name="Standard">make install DESTDIR=${ROOTFS}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Ncurses:------------------------------------------------------------------------------------------- </text:p>
      <text:p text:style-name="Standard"/>
      <text:p text:style-name="Standard">mkdir ncurses </text:p>
      <text:p text:style-name="Standard">cd ncurses </text:p>
      <text:p text:style-name="Standard">wget 'http://ftp.gnu.org/gnu/ncurses/ncurses-5.9.tar.gz' </text:p>
      <text:p text:style-name="Standard">tar -xvzf ncurses-5.9.tar.gz </text:p>
      <text:p text:style-name="Standard">cd ncurses-5.9 </text:p>
      <text:p text:style-name="Standard">./configure --host=arm-none-linux-gnueabi --prefix=${MY_PREFIX} --sysconfdir=${MY_SYSCONFDIR} --localstatedir=${MY_LOCALSTATEDIR} <text:s/>-with-shared --without-debug --without-normal </text:p>
      <text:p text:style-name="Standard">make </text:p>
      <text:p text:style-name="Standard">make install DESTDIR=${ROOTFS}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Standard"/>
      <text:p text:style-name="P1"><text:soft-page-break/>Readline:------------------------------------------------------------------------------------------ </text:p>
      <text:p text:style-name="Standard"><text:s/></text:p>
      <text:p text:style-name="Standard">mkdir readline </text:p>
      <text:p text:style-name="Standard">cd readline </text:p>
      <text:p text:style-name="Standard">wget 'ftp://ftp.cwru.edu/pub/bash/readline-5.0.tar.gz' </text:p>
      <text:p text:style-name="Standard">tar -xvzf readline-5.0.tar.gz </text:p>
      <text:p text:style-name="Standard">cd readline-5.0 </text:p>
      <text:p text:style-name="Standard">./configure --host=arm-none-linux-gnueabi --prefix=${MY_PREFIX} --sysconfdir=${MY_SYSCONFDIR} --localstatedir=${MY_LOCALSTATEDIR} </text:p>
      <text:p text:style-name="Standard">make </text:p>
      <text:p text:style-name="Standard">make install DESTDIR=${ROOTFS} </text:p>
      <text:p text:style-name="Standard">rm `find ${ROOTFS}${MY_PREFIX}/lib/ -name '*.la'` &gt;&amp; /dev/null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Alsa-lib:------------------------------------------------------------------------------------------ </text:p>
      <text:p text:style-name="Standard"/>
      <text:p text:style-name="Standard">mkdir alsa-lib </text:p>
      <text:p text:style-name="Standard">cd alsa-lib </text:p>
      <text:p text:style-name="Standard">wget 'ftp://ftp.alsa-project.org/pub/lib/alsa-lib-1.0.9.tar.bz2' </text:p>
      <text:p text:style-name="Standard">tar -xvf alsa-lib-1.0.9.tar.bz2 </text:p>
      <text:p text:style-name="Standard">cd alsa-lib-1.0.9 </text:p>
      <text:p text:style-name="Standard">./configure --prefix=${MY_PREFIX} --host=arm-none-linux-gnueabi --sysconfdir=${MY_SYSCONFDIR} --localstatedir=${MY_LOCALSTATEDIR}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Openobex:------------------------------------------------------------------------------------------ </text:p>
      <text:p text:style-name="Standard"/>
      <text:p text:style-name="Standard">mkdir openobex </text:p>
      <text:p text:style-name="Standard">cd openobex </text:p>
      <text:p text:style-name="Standard">wget 'http://pkgs.fedoraproject.org/repo/pkgs/openobex/openobex-1.5.tar.gz/0d83dc86445a46a1b9750107ba7ab65c/openobex-1.5.tar.gz' </text:p>
      <text:p text:style-name="Standard">tar -xvzf openobex-1.5.tar.gz </text:p>
      <text:p text:style-name="Standard">cd openobex-1.5 </text:p>
      <text:p text:style-name="Standard">sed -i '11227 i *)\n;;' configure </text:p>
      <text:p text:style-name="Standard">./configure --host=arm-none-linux-gnueabi --prefix=${MY_PREFIX} --sysconfdir=${MY_SYSCONFDIR} --localstatedir=${MY_LOCALSTATEDIR} --enable-apps --disable-usb </text:p>
      <text:p text:style-name="Standard">sed -i 's/^\(libdir=\).*/\1\$\{prefix\}\/lib/g' openobex.pc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=======================================================================<text:soft-page-break/>=======================================================================</text:p>
      <text:p text:style-name="Standard"><text:s/></text:p>
      <text:p text:style-name="P1">Libical:----------------------------------------------------------------------------------------- </text:p>
      <text:p text:style-name="Standard"/>
      <text:p text:style-name="Standard">mkdir libical </text:p>
      <text:p text:style-name="Standard">cd libical </text:p>
      <text:p text:style-name="Standard">wget 'http://downloads.sourceforge.net/project/freeassociation/libical/libical-0.44/libical-0.44.tar.gz' </text:p>
      <text:p text:style-name="Standard">tar -xzvf libical-0.44.tar.gz </text:p>
      <text:p text:style-name="Standard">cd libical-0.44 </text:p>
      <text:p text:style-name="Standard">./configure --host=arm-none-linux-gnueabi --prefix=${MY_PREFIX} --sysconfdir=${MY_SYSCONFDIR}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Obexd:------------------------------------------------------------------------------------------- </text:p>
      <text:p text:style-name="Standard"/>
      <text:p text:style-name="Standard">mkdir obexd </text:p>
      <text:p text:style-name="Standard">cd obexd </text:p>
      <text:p text:style-name="Standard">wget 'ftp://ftp.dk.netbsd.org/.m/mirrors1e/ftp.kernel.org/pub/linux/bluetooth/obexd-0.34.tar.gz' </text:p>
      <text:p text:style-name="Standard">tar -xzvf obexd-0.34.tar.gz </text:p>
      <text:p text:style-name="Standard">cd obexd-0.34 </text:p>
      <text:p text:style-name="Standard">./configure --host=arm-none-linux-gnueabi --prefix=${MY_PREFIX} --sysconfdir=${MY_SYSCONFDIR} </text:p>
      <text:p text:style-name="Standard"/>
      <text:p text:style-name="Standard">Download the archieves(http://processors.wiki.ti.com/images/4/43/Obexd-patches_v1.tar.gz) and apply paches as follows: </text:p>
      <text:p text:style-name="Standard"/>
      <text:p text:style-name="Standard">tar -xzvf Obexd-patches_v1.tar.gz </text:p>
      <text:p text:style-name="Standard">patch -p 1 &lt; 0001-obexd-fix-UTF-conversions.patch </text:p>
      <text:p text:style-name="Standard">patch -p 1 &lt; 0001-obexd-make-OPP-push-timeout-longer.patch </text:p>
      <text:p text:style-name="Standard">make </text:p>
      <text:p text:style-name="Standard">make install DESTDIR=${ROOTFS}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BT-OBEX:------------------------------------------------------------------------------------------ </text:p>
      <text:p text:style-name="Standard"/>
      <text:p text:style-name="Standard">mkdir bt-obex </text:p>
      <text:p text:style-name="Standard">cd bt-obex </text:p>
      <text:p text:style-name="Standard">wget 'https://gitorious.org/bluez-tools/bluez-tools/archive/171181b6ef6c94aefc828dc7fd8de136b9f97532.tar.gz' </text:p>
      <text:p text:style-name="Standard">cd bluez-tools-bluez-tools </text:p>
      <text:p text:style-name="Standard">/usr/bin/libtoolize </text:p>
      <text:p text:style-name="Standard">/usr/bin/aclocal </text:p>
      <text:p text:style-name="Standard">/usr/bin/autoheader </text:p>
      <text:p text:style-name="Standard"><text:soft-page-break/>/usr/bin/automake --add-missing </text:p>
      <text:p text:style-name="Standard">/usr/bin/autoconf </text:p>
      <text:p text:style-name="Standard"/>
      <text:p text:style-name="Standard">Download the archieves(http://processors.wiki.ti.com/images/5/5b/0001-GStatBuf-fix-compilation-issue.zip)and apply paches as follows: </text:p>
      <text:p text:style-name="Standard"/>
      <text:p text:style-name="Standard">wget 'http://processors.wiki.ti.com/images/5/5b/0001-GStatBuf-fix-compilation-issue.zip' </text:p>
      <text:p text:style-name="Standard">unzip 0001-GStatBuf-fix-compilation-issue.zip </text:p>
      <text:p text:style-name="Standard">patch -p 1 &lt; 0001-GStatBuf-fix-compilation-issue.patch </text:p>
      <text:p text:style-name="Standard">sed 's/\-lreadline/\-lreadline \-lncurses/g' configure &gt; newconfigure </text:p>
      <text:p text:style-name="Standard">mv configure configure.bak ; mv newconfigure configure </text:p>
      <text:p text:style-name="Standard">/configure --host=arm-none-linux-gnueabi --prefix=${MY_PREFIX} --sysconfdir=${MY_SYSCONFDIR} </text:p>
      <text:p text:style-name="Standard">make </text:p>
      <text:p text:style-name="Standard">make install DESTDIR=${ROOTFS} </text:p>
      <text:p text:style-name="Standard">cd ../../ </text:p>
      <text:p text:style-name="Standard"/>
      <text:p text:style-name="Standard">/* Before following the commands to install BT-OBEX first need to check the PATH and also the version of GLIB and Bluez is OK with BT-OBEX or not, this problem occurs when you change the version of BT_OBEX*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P1">ObexFTP:---------------------------------------------------------------------------------------- </text:p>
      <text:p text:style-name="Standard"/>
      <text:p text:style-name="Standard">mkdir obexftp </text:p>
      <text:p text:style-name="Standard">cd obexftp </text:p>
      <text:p text:style-name="Standard">wget 'http://triq.net/obexftp/obexftp-0.23.tar.bz2' </text:p>
      <text:p text:style-name="Standard">tar -xvjf obexftp-0.23.tar.bz2 </text:p>
      <text:p text:style-name="Standard">cd obexftp-0.23 </text:p>
      <text:p text:style-name="Standard">./configure --host=arm-none-linux-gnueabi --prefix=${MY_PREFIX} --sysconfdir=${MY_SYSCONFDIR} --localstatedir=${MY_LOCALSTATEDIR} --disable-perl --disable-python --disable-tcl </text:p>
      <text:p text:style-name="Standard">make </text:p>
      <text:p text:style-name="Standard">make install DESTDIR=${ROOTFS} </text:p>
      <text:p text:style-name="Standard">rm `find ${ROOTFS}${MY_PREFIX}/lib/ -name '*.la'` </text:p>
      <text:p text:style-name="Standard">cd ../../ </text:p>
      <text:p text:style-name="Standard"/>
      <text:p text:style-name="Standard">==============================================================================================================================================</text:p>
      <text:p text:style-name="Standard"/>
      <text:p text:style-name="Standard">********************************************************************************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1980-01-04T05:32:39</meta:creation-date>
    <dc:date>2015-08-19T18:06:45</dc:date>
    <dc:creator>manoj </dc:creator>
    <meta:editing-duration>PT1M4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9" meta:paragraph-count="312" meta:word-count="1057" meta:character-count="16534" meta:non-whitespace-character-count="15583"/>
  </office:meta>
</office:document-meta>
</file>